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30000017ACBFF00315498B741.png" manifest:media-type="image/png"/>
  <manifest:file-entry manifest:full-path="Pictures/1000020100000324000001C8F527009B67FA5D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eb41" officeooo:paragraph-rsid="0003eb41" style:font-weight-asian="bold" style:font-weight-complex="bold"/>
    </style:style>
    <style:style style:name="P2" style:family="paragraph" style:parent-style-name="Header">
      <style:text-properties officeooo:rsid="0003eb41" officeooo:paragraph-rsid="0003eb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CFS:</text:p>
      <text:p text:style-name="P1"/>
      <text:p text:style-name="P1">CODE:</text:p>
      <text:p text:style-name="P1"/>
      <text:p text:style-name="P1"><draw:frame draw:style-name="fr1" draw:name="Image1" text:anchor-type="paragraph" svg:width="6.9252in" svg:height="3.9272in" draw:z-index="0"><draw:image xlink:href="Pictures/1000020100000324000001C8F527009B67FA5D7D.png" xlink:type="simple" xlink:show="embed" xlink:actuate="onLoad" loext:mime-type="image/x-vclgraphic"/></draw:frame></text:p>
      <text:p text:style-name="P1">OUTPUT:</text:p>
      <text:p text:style-name="P1"/>
      <text:p text:style-name="P1"><draw:frame draw:style-name="fr1" draw:name="Image2" text:anchor-type="paragraph" svg:width="6.9252in" svg:height="3.4665in" draw:z-index="1"><draw:image xlink:href="Pictures/10000201000002F30000017ACBFF00315498B74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eb41" officeooo:paragraph-rsid="0003eb41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none"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tudent Name: <text:span text:style-name="MT1">Muhammad Kamran</text:span><text:span text:style-name="MT2"><text:tab/><text:tab/>Student ID: </text:span><text:span text:style-name="MT1">FA17-BECE-00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02:59.730971762</meta:creation-date>
    <dc:date>2019-12-02T11:10:30.784474262</dc:date>
    <meta:editing-duration>PT7M33S</meta:editing-duration>
    <meta:editing-cycles>1</meta:editing-cycles>
    <meta:document-statistic meta:table-count="0" meta:image-count="2" meta:object-count="0" meta:page-count="1" meta:paragraph-count="4" meta:word-count="10" meta:character-count="74" meta:non-whitespace-character-count="67"/>
    <meta:generator>LibreOffice/6.0.7.3$Linux_X86_64 LibreOffice_project/00m0$Build-3</meta:generator>
  </office:meta>
</office:document-meta>
</file>